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ira Code" svg:font-family="'Fira Code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43c" officeooo:paragraph-rsid="0008243c"/>
    </style:style>
    <style:style style:name="P2" style:family="paragraph" style:parent-style-name="Standard">
      <style:text-properties style:font-name="Ubuntu" officeooo:rsid="0008243c" officeooo:paragraph-rsid="0008243c"/>
    </style:style>
    <style:style style:name="P3" style:family="paragraph" style:parent-style-name="Standard" style:list-style-name="L1">
      <style:text-properties style:font-name="Ubuntu" officeooo:rsid="0008243c" officeooo:paragraph-rsid="0008243c"/>
    </style:style>
    <style:style style:name="P4" style:family="paragraph" style:parent-style-name="Standard">
      <style:text-properties style:font-name="Ubuntu" officeooo:rsid="0008243c" officeooo:paragraph-rsid="0008243c"/>
    </style:style>
    <style:style style:name="P5" style:family="paragraph" style:parent-style-name="Standard" style:list-style-name="L2">
      <style:text-properties style:font-name="Ubuntu" officeooo:rsid="0008243c" officeooo:paragraph-rsid="0008243c"/>
    </style:style>
    <style:style style:name="P6" style:family="paragraph" style:parent-style-name="Standard" style:list-style-name="L3">
      <style:text-properties officeooo:paragraph-rsid="0008243c"/>
    </style:style>
    <style:style style:name="P7" style:family="paragraph" style:parent-style-name="Standard" style:list-style-name="L3">
      <style:text-properties officeooo:rsid="0008243c" officeooo:paragraph-rsid="0008243c"/>
    </style:style>
    <style:style style:name="P8" style:family="paragraph" style:parent-style-name="Standard">
      <style:text-properties style:font-name="Fira Code" fo:font-size="10pt" officeooo:rsid="0008243c" officeooo:paragraph-rsid="0008243c" fo:background-color="#000000" style:font-size-asian="10pt" style:font-size-complex="10pt"/>
    </style:style>
    <style:style style:name="T1" style:family="text">
      <style:text-properties style:font-name="Fira Code" fo:font-size="10pt" fo:background-color="#000000" loext:char-shading-value="0" style:font-size-asian="10pt" style:font-size-complex="10pt"/>
    </style:style>
    <style:style style:name="T2" style:family="text">
      <style:text-properties style:font-name="Fira Code" fo:font-size="10pt" officeooo:rsid="0008243c" fo:background-color="#000000" loext:char-shading-value="0" style:font-size-asian="10pt" style:font-size-complex="10pt"/>
    </style:style>
    <style:style style:name="T3" style:family="text">
      <style:text-properties style:font-name="Fira Code" fo:font-size="10pt" officeooo:rsid="0008243c" fo:background-color="transparent" loext:char-shading-value="0" style:font-size-asian="10pt" style:font-size-complex="10pt"/>
    </style:style>
    <style:style style:name="T4" style:family="text">
      <style:text-properties style:font-name="Ubuntu"/>
    </style:style>
    <style:style style:name="T5" style:family="text">
      <style:text-properties style:font-name="Ubuntu" fo:font-size="10pt" officeooo:rsid="0008243c" fo:background-color="transparent" loext:char-shading-value="0" style:font-size-asian="10pt" style:font-size-complex="10pt"/>
    </style:style>
    <style:style style:name="T6" style:family="text">
      <style:text-properties style:font-name="Ubuntu" fo:font-size="12pt" officeooo:rsid="0008243c" fo:background-color="transparent" loext:char-shading-value="0" style:font-size-asian="12pt" style:font-size-complex="12pt"/>
    </style:style>
    <style:style style:name="T7" style:family="text">
      <style:text-properties fo:color="#ffffff" style:font-name="Fira Code" fo:font-size="10pt" fo:background-color="#000000" loext:char-shading-value="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UD XML</text:p>
      <text:p text:style-name="P2"/>
      <text:p text:style-name="P2">Autor: </text:p>
      <text:p text:style-name="P2"/>
      <text:p text:style-name="P2">Ruben Santibañez Acosta</text:p>
      <text:p text:style-name="P2"/>
      <text:p text:style-name="P2">Tecnologias:</text:p>
      <text:p text:style-name="P2"><text:s/></text:p>
      <text:list xml:id="list218752361" text:style-name="L1">
        <text:list-item>
          <text:p text:style-name="P3">Angular en el frontend</text:p>
        </text:list-item>
        <text:list-item>
          <text:p text:style-name="P3">Spring en el backend</text:p>
        </text:list-item>
        <text:list-item>
          <text:p text:style-name="P3">Archivo XML como persistencia de datos</text:p>
        </text:list-item>
      </text:list>
      <text:p text:style-name="P2"/>
      <text:p text:style-name="P2">Enlace al repositorio:</text:p>
      <text:p text:style-name="P2"><text:tab/></text:p>
      <text:p text:style-name="P1"><text:span text:style-name="T4"><text:tab/></text:span><text:a xlink:type="simple" xlink:href="https://github.com/rubensantibanezacosta/Java_XML_Crud" text:style-name="Internet_20_link" text:visited-style-name="Visited_20_Internet_20_Link"><text:span text:style-name="T4">https://github.com/rubensantibanezacosta/Java_XML_Crud</text:span></text:a></text:p>
      <text:p text:style-name="P2"/>
      <text:p text:style-name="P1"/>
      <text:p text:style-name="P2">Para probarlo necesitaras tener instalado:</text:p>
      <text:p text:style-name="P2"><text:tab/></text:p>
      <text:list xml:id="list3429377963" text:style-name="L2">
        <text:list-item>
          <text:p text:style-name="P5">NodeJs</text:p>
        </text:list-item>
        <text:list-item>
          <text:p text:style-name="P5">Java 11</text:p>
        </text:list-item>
        <text:list-item>
          <text:p text:style-name="P5">Maven</text:p>
        </text:list-item>
      </text:list>
      <text:p text:style-name="P1"/>
      <text:p text:style-name="P2">Instalación:</text:p>
      <text:p text:style-name="P1"><text:tab/></text:p>
      <text:list xml:id="list2478851127" text:style-name="L3">
        <text:list-item>
          <text:p text:style-name="P7"><text:span text:style-name="T1">Git clone </text:span><text:a xlink:type="simple" xlink:href="https://github.com/rubensantibanezacosta/Java_XML_Crud" text:style-name="Internet_20_link" text:visited-style-name="Visited_20_Internet_20_Link"><text:span text:style-name="T7">https://github.com/rubensantibanezacosta/Java_XML_Crud</text:span></text:a></text:p>
        </text:list-item>
        <text:list-item>
          <text:p text:style-name="P7"><text:span text:style-name="T4">En la raiz del frontend en la consola</text:span> <text:span text:style-name="T1">npm install</text:span></text:p>
        </text:list-item>
        <text:list-item>
          <text:p text:style-name="P6"><text:span text:style-name="T6">En la raiz del backend en la consola</text:span><text:span text:style-name="T5"> </text:span><text:span text:style-name="T3"><text:s/></text:span><text:span text:style-name="T2">mvn install</text:span></text:p>
        </text:list-item>
      </text:list>
      <text:p text:style-name="P8"/>
      <text:p text:style-name="P2">Arranque:</text:p>
      <text:p text:style-name="P1"><text:tab/></text:p>
      <text:list xml:id="list5547585088556" text:continue-numbering="true" text:style-name="L3">
        <text:list-item>
          <text:p text:style-name="P7"><text:span text:style-name="T4">En la raiz del frontend en la consola</text:span> <text:span text:style-name="T1"><text:s/>ng serve -o</text:span></text:p>
        </text:list-item>
        <text:list-item>
          <text:p text:style-name="P6"><text:span text:style-name="T6">En la raiz del backend en la consola</text:span><text:span text:style-name="T5"> </text:span><text:span text:style-name="T3"><text:s/></text:span><text:span text:style-name="T2">mvn spring-boot:run</text:span></text:p>
          <text:p text:style-name="P7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ira Code" svg:font-family="'Fira Code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00:55:33.746769712</meta:creation-date>
    <meta:editing-duration>PT16S</meta:editing-duration>
    <meta:editing-cycles>2</meta:editing-cycles>
    <meta:generator>LibreOffice/6.4.7.2$Linux_X86_64 LibreOffice_project/40$Build-2</meta:generator>
    <dc:date>2022-01-24T00:55:46.985764281</dc:date>
    <meta:document-statistic meta:table-count="0" meta:image-count="0" meta:object-count="0" meta:page-count="1" meta:paragraph-count="26" meta:word-count="92" meta:character-count="574" meta:non-whitespace-character-count="504"/>
  </office:meta>
</office:document-meta>
</file>